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163AC44A9F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OpenSymbol" svg:font-family="OpenSymbol" style:font-pitch="variable" style:font-charset="x-symbol"/>
    <style:font-face style:name="StarSymbol" svg:font-family="Star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Text_20_body">
      <style:paragraph-properties>
        <style:tab-stops>
          <style:tab-stop style:position="17cm" style:leader-style="dotted" style:leader-text="."/>
        </style:tab-stops>
      </style:paragraph-properties>
    </style:style>
    <style:style style:name="P3" style:family="paragraph" style:parent-style-name="Text_20_body">
      <style:paragraph-properties>
        <style:tab-stops>
          <style:tab-stop style:position="14cm" style:leader-style="dotted" style:leader-text="."/>
        </style:tab-stops>
      </style:paragraph-properties>
    </style:style>
    <style:style style:name="P4" style:family="paragraph" style:parent-style-name="Text_20_body">
      <style:paragraph-properties>
        <style:tab-stops>
          <style:tab-stop style:position="7.999cm" style:leader-style="dotted" style:leader-text="."/>
          <style:tab-stop style:position="16.902cm" style:leader-style="dotted" style:leader-text="."/>
        </style:tab-stops>
      </style:paragraph-properties>
    </style:style>
    <style:style style:name="P5" style:family="paragraph" style:parent-style-name="Text_20_body">
      <style:paragraph-properties>
        <style:tab-stops>
          <style:tab-stop style:position="6.992cm" style:leader-style="dotted" style:leader-text="."/>
        </style:tab-stops>
      </style:paragraph-properties>
    </style:style>
    <style:style style:name="P6" style:family="paragraph" style:parent-style-name="Text_20_body">
      <style:paragraph-properties>
        <style:tab-stops>
          <style:tab-stop style:position="4.001cm" style:leader-style="dotted" style:leader-text="."/>
          <style:tab-stop style:position="9.999cm" style:leader-style="dotted" style:leader-text="."/>
        </style:tab-stops>
      </style:paragraph-properties>
    </style:style>
    <style:style style:name="T1"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uration</text:p>
      <text:p text:style-name="Subtitle">Vote assemblée générale</text:p>
      <text:p text:style-name="Text_20_body">À compléter et à faire parvenir au président de séance de l'assemblée générale le jour de l'assemblée ou au bureau de l'OSGeo-fr (<text:a xlink:type="simple" xlink:href="mailto:yjacolin@fre.fr">yjacolin@free.fr</text:a>, OSGeo-fr 33 rue carnot 92150 Suresnes, France).</text:p>
      <text:p text:style-name="Text_20_body"/>
      <text:p text:style-name="Text_20_body"/>
      <text:p text:style-name="P3">Je soussigné <office:annotation><dc:creator>YJA</dc:creator><dc:date>2008-08-17T00:00:00</dc:date><text:p>Votre nom et prénom.</text:p><text:p/><text:p>---- YJA, 17/08/2008, 13:18 ----</text:p><text:p/></office:annotation><text:tab/>,</text:p>
      <text:p text:style-name="Text_20_body">demeurant au :</text:p>
      <text:p text:style-name="P2"><office:annotation><dc:creator>YJA</dc:creator><dc:date>2008-08-17T00:00:00</dc:date><text:p>Votre adresse</text:p><text:p>---- YJA, 17/08/2008, 13:18 ----</text:p><text:p/></office:annotation><text:tab/></text:p>
      <text:p text:style-name="P2"><text:tab/></text:p>
      <text:p text:style-name="P3"><text:span text:style-name="T1"><text:line-break/></text:span>Donne pouvoir à M<office:annotation><dc:creator>YJA</dc:creator><dc:date>2008-08-17T00:00:00</dc:date><text:p>Le nom de la personne vous représentant.</text:p><text:p>---- YJA, 17/08/2008, 13:19 ----</text:p><text:p/></office:annotation><text:tab/></text:p>
      <text:p text:style-name="P4">de me représenter pour l’assemblée générale annuelle de l'OSGeo-fr, tenue le <office:annotation><dc:creator>YJA</dc:creator><dc:date>2008-08-17T00:00:00</dc:date><text:p>Date de la procuration.</text:p><text:p>---- YJA, 17/08/2008, 13:19 ----</text:p><text:p/></office:annotation><text:tab/> à <office:annotation><dc:creator>YJA</dc:creator><dc:date>2008-08-17T00:00:00</dc:date><text:p>Lieu de l'assemblée générale.</text:p><text:p>---- YJA, 17/08/2008, 13:19 ----</text:p><text:p/></office:annotation><text:tab/> .</text:p>
      <text:p text:style-name="P5"/>
      <text:p text:style-name="P5"><text:line-break/>M <office:annotation><dc:creator>YJA</dc:creator><dc:date>2008-08-17T00:00:00</dc:date><text:p>Nom et prénom de la personne vous représentant.</text:p><text:p>---- YJA, 17/08/2008, 13:19 ----</text:p><text:p/></office:annotation><text:tab/> a donc pouvoir pour prendre part à toutes discussions et délibérations, prendre connaissance de toutes informations utiles, d’émettre tous votes (favorable, abstention ou défavorable), et plus généralement de prendre toutes mesures qu’il jugera nécessaire pour l’accomplissement de sa mission. </text:p>
      <text:p text:style-name="Text_20_body"/>
      <text:p text:style-name="Text_20_body"/>
      <text:p text:style-name="Text_20_body"/>
      <text:p text:style-name="P6"><text:line-break/>Fait à <office:annotation><dc:creator>YJA</dc:creator><dc:date>2008-08-17T00:00:00</dc:date><text:p>Ville où vous avez signé.</text:p><text:p>---- YJA, 17/08/2008, 13:20 ----</text:p><text:p/></office:annotation><text:tab/>, le <office:annotation><dc:creator>YJA</dc:creator><dc:date>2008-08-17T00:00:00</dc:date><text:p>Date de la signature.</text:p><text:p>---- YJA, 17/08/2008, 13:20 ----</text:p><text:p/></office:annotation><text:tab/><text:line-break/>[<text:span text:style-name="T1">Signature précédée de la mention «pour pouvoir»</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pitch="variable" style:font-charset="x-symbol"/>
    <style:font-face style:name="StarSymbol" svg:font-family="Star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font-name-asian="DejaVu Sans2" style:font-size-asian="12pt" style:language-asian="fr" style:country-asian="FR" style:font-name-complex="DejaVu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fo:font-weight="150"/>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paragraph-properties fo:background-color="transparent" fo:padding="0cm" fo:border-left="none" fo:border-right="none" fo:border-top="none" fo:border-bottom="0.035cm solid #4baa48" style:shadow="none">
        <style:background-image/>
      </style:paragraph-properties>
      <style:text-properties fo:color="#4baa48" fo:font-size="115%" fo:font-weight="bold" style:font-size-asian="115%" style:font-weight-asian="bold" style:font-size-complex="11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paragraph-properties fo:text-align="justify" style:justify-single-word="false" style:shadow="none"/>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fo:background-color="#4baa48">
        <style:background-image/>
      </style:paragraph-properties>
      <style:text-properties fo:color="#ffffff"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fo:color="#4baa48" style:font-name="Courier New"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cm" fo:margin-bottom="1.2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998cm" fo:margin-left="0cm" fo:margin-right="0cm" fo:margin-bottom="0.499cm" style:dynamic-spacing="false"/>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draw:frame draw:style-name="fr1" draw:name="Image1" text:anchor-type="paragraph" svg:x="-0.046cm" svg:y="-0.025cm" svg:width="3.489cm" svg:height="1.559cm" draw:z-index="0"><draw:image xlink:href="Pictures/100000000000031A00000163AC44A9F4.jpg" xlink:type="simple" xlink:show="embed" xlink:actuate="onLoad"/></draw:frame></text:p>
      </style:header>
      <style:footer>
        <text:p text:style-name="Footer">OSGeo-fr<text:tab/><text:tab/><text:date style:data-style-name="N37" text:date-value="2008-08-17T13:06:23" text:fixed="true">17/08/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Yves Jacolin</meta:initial-creator>
    <meta:creation-date>2008-08-17T13:06:23</meta:creation-date>
    <dc:creator>Yves Jacolin</dc:creator>
    <dc:date>2008-08-17T13:22:50</dc:date>
    <dc:language>fr-FR</dc:language>
    <meta:editing-cycles>2</meta:editing-cycles>
    <meta:editing-duration>PT16M32S</meta:editing-duration>
    <meta:user-defined meta:name="Info 1"/>
    <meta:user-defined meta:name="Info 2"/>
    <meta:user-defined meta:name="Info 3"/>
    <meta:user-defined meta:name="Info 4"/>
    <meta:document-statistic meta:table-count="0" meta:image-count="1" meta:object-count="0" meta:page-count="1" meta:paragraph-count="12" meta:word-count="110" meta:character-count="748"/>
  </office:meta>
</office:document-meta>
</file>